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SULTS SMART — FINAL URL STRUCTURE</text:p>
      <text:p text:style-name="Horizontal_20_Line"/>
      <text:p text:style-name="Text_20_body">CORE PAGES</text:p>
      <text:p text:style-name="Text_20_body">Homepage /</text:p>
      <text:p text:style-name="Text_20_body">How It Works Page /how-it-works</text:p>
      <text:p text:style-name="Text_20_body">Services Page /services</text:p>
      <text:p text:style-name="Text_20_body">Pricing Page /pricing</text:p>
      <text:p text:style-name="Text_20_body">Demo Scheduling Page /demo</text:p>
      <text:p text:style-name="Text_20_body">Online Visibility Tool /visibility</text:p>
      <text:p text:style-name="Text_20_body">Support Page /support</text:p>
      <text:p text:style-name="Text_20_body">Blog Page /blog</text:p>
      <text:p text:style-name="Horizontal_20_Line"/>
      <text:p text:style-name="Text_20_body">LEGAL PAGES</text:p>
      <text:p text:style-name="Text_20_body">Privacy Policy /privacy</text:p>
      <text:p text:style-name="Text_20_body">Terms of Service /terms</text:p>
      <text:p text:style-name="Horizontal_20_Line"/>
      <text:p text:style-name="Text_20_body">BUTTON RULES (LOCK THIS)</text:p>
      <text:p text:style-name="Text_20_body">PRIMARY CTAs → /visibility</text:p>
      <text:list text:style-name="L1">
        <text:list-item>
          <text:p text:style-name="P1">See What’s Costing You Customers</text:p>
        </text:list-item>
        <text:list-item>
          <text:p text:style-name="P1">Get Your Free Business Insights</text:p>
        </text:list-item>
        <text:list-item>
          <text:p text:style-name="P1">Run Your Free Business Analysis</text:p>
        </text:list-item>
      </text:list>
      <text:p text:style-name="Text_20_body">DEMO BUTTONS → /demo</text:p>
      <text:list text:style-name="L2">
        <text:list-item>
          <text:p text:style-name="P2">Book Your Demo</text:p>
        </text:list-item>
      </text:list>
      <text:p text:style-name="Text_20_body">PRICING BUTTONS → /pricing</text:p>
      <text:list text:style-name="L3">
        <text:list-item>
          <text:p text:style-name="P3">See Pricing</text:p>
        </text:list-item>
      </text:list>
      <text:p text:style-name="Horizontal_20_Line"/>
      <text:p text:style-name="Text_20_body">IMPORTANT RULES</text:p>
      <text:list text:style-name="L4">
        <text:list-item>
          <text:p text:style-name="P4">ALWAYS use these exact URLs</text:p>
        </text:list-item>
        <text:list-item>
          <text:p text:style-name="P4">NEVER create variations (no /free-audit, /analysis, etc.)</text:p>
        </text:list-item>
        <text:list-item>
          <text:p text:style-name="P4">NEVER mix multiple URLs for the same action</text:p>
        </text:list-item>
        <text:list-item>
          <text:p text:style-name="P4"><text:soft-page-break/>ALWAYS use relative paths (no https://...)</text:p>
        </text:list-item>
      </text:list>
      <text:p text:style-name="Horizontal_20_Line"/>
      <text:p text:style-name="Text_20_body">OPTIONAL FUTURE EXPANSION</text:p>
      <text:p text:style-name="Text_20_body">/blog/post-name /features /integrations /case-studie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2T12:35:51.021391700</meta:creation-date>
    <dc:date>2026-04-02T17:03:24.385211200</dc:date>
    <meta:editing-duration>PT2H48M21S</meta:editing-duration>
    <meta:editing-cycles>1</meta:editing-cycles>
    <meta:document-statistic meta:table-count="0" meta:image-count="0" meta:object-count="0" meta:page-count="2" meta:paragraph-count="29" meta:word-count="123" meta:character-count="769" meta:non-whitespace-character-count="683"/>
    <meta:generator>LibreOffice/26.2.1.2$Windows_X86_64 LibreOffice_project/620$Build-2</meta:generator>
  </office:meta>
</office:document-meta>
</file>